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wardsCompatibilityStream.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nverterPerThread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ckwardsCompatibilityStream.set( 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wardsCompatibilityStream.getPosition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nverterPerThread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nverterPerThread.addField( FieldInfo f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nverterPerThread.finish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wardsCompatibilityStream.term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wardsCompatibilityStream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wardsCompatibilityStream.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kenTokenStream.reinit( String stringValue , int startOffset , int end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ckwardsCompatibilityStream.BackwardsCompatibilit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InverterPerThread.DocInverterPerThread( DocFieldProcessorPerThread docFieldProcessorPerThread , DocInverter docI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ckwardsCompatibilityStream.term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wardsCompatibilityStream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kenTokenStream.SingleTokenTok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wardsCompatibilityStream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wardsCompatibilityStrea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